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MapDirectory.openInput( String name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MapIndexInput.MMapIndexInput( RandomAccessFile r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MapDirectory.MMap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MapDirectory.openInpu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MapIndexInput.readBytes( byte [ ] b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MMapIndexInput.rea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MapIndexIn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MMapIndexInput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MMapIndexInput.MultiMMapIndexInput( RandomAccessFile raf , int maxBuf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MapIndexInp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MapIndexInput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MapIndexIn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MMapIndexInpu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Map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MapIndexInpu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MMapIndexIn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MMapIndexIn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MMapIndexInput.readBytes( byte [ ] b , int offse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MMapIndexIn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MapDirectory.MMapDirectory( File path , LockFactory lock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